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5.503cm" fo:margin-left="0cm" fo:margin-right="11.497cm" table:align="margins"/>
    </style:style>
    <style:style style:name="Tabell1.A" style:family="table-column">
      <style:table-column-properties style:column-width="2.646cm" style:rel-column-width="1500*"/>
    </style:style>
    <style:style style:name="Tabell1.B" style:family="table-column">
      <style:table-column-properties style:column-width="2.858cm" style:rel-column-width="162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7.911cm" fo:margin-left="0cm" fo:margin-right="9.089cm" table:align="margins"/>
    </style:style>
    <style:style style:name="Tabell2.A" style:family="table-column">
      <style:table-column-properties style:column-width="3.334cm" style:rel-column-width="1890*"/>
    </style:style>
    <style:style style:name="Tabell2.B" style:family="table-column">
      <style:table-column-properties style:column-width="1.984cm" style:rel-column-width="1125*"/>
    </style:style>
    <style:style style:name="Tabell2.C" style:family="table-column">
      <style:table-column-properties style:column-width="2.593cm" style:rel-column-width="147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9.208cm" fo:margin-left="0cm" fo:margin-right="7.793cm" table:align="margins"/>
    </style:style>
    <style:style style:name="Tabell3.A" style:family="table-column">
      <style:table-column-properties style:column-width="3.519cm" style:rel-column-width="1995*"/>
    </style:style>
    <style:style style:name="Tabell3.B" style:family="table-column">
      <style:table-column-properties style:column-width="3.254cm" style:rel-column-width="1845*"/>
    </style:style>
    <style:style style:name="Tabell3.C" style:family="table-column">
      <style:table-column-properties style:column-width="2.434cm" style:rel-column-width="1380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C1" style:family="table-cell">
      <style:table-cell-properties fo:padding="0.097cm" fo:border="0.002cm solid #000000"/>
    </style:style>
    <style:style style:name="Tabell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6.272cm" fo:margin-left="0cm" fo:margin-right="0.728cm" table:align="margins"/>
    </style:style>
    <style:style style:name="Tabell4.A" style:family="table-column">
      <style:table-column-properties style:column-width="1.535cm" style:rel-column-width="870*"/>
    </style:style>
    <style:style style:name="Tabell4.B" style:family="table-column">
      <style:table-column-properties style:column-width="1.879cm" style:rel-column-width="1065*"/>
    </style:style>
    <style:style style:name="Tabell4.C" style:family="table-column">
      <style:table-column-properties style:column-width="2.514cm" style:rel-column-width="1425*"/>
    </style:style>
    <style:style style:name="Tabell4.D" style:family="table-column">
      <style:table-column-properties style:column-width="2.752cm" style:rel-column-width="1560*"/>
    </style:style>
    <style:style style:name="Tabell4.E" style:family="table-column">
      <style:table-column-properties style:column-width="3.122cm" style:rel-column-width="1770*"/>
    </style:style>
    <style:style style:name="Tabell4.F" style:family="table-column">
      <style:table-column-properties style:column-width="2.771cm" style:rel-column-width="1571*"/>
    </style:style>
    <style:style style:name="Tabell4.G" style:family="table-column">
      <style:table-column-properties style:column-width="1.7cm" style:rel-column-width="964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none" fo:border-top="none" fo:border-bottom="0.002cm solid #000000"/>
    </style:style>
    <style:style style:name="Tabell4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6.085cm" fo:margin-left="0cm" fo:margin-right="10.915cm" table:align="margins"/>
    </style:style>
    <style:style style:name="Tabell5.A" style:family="table-column">
      <style:table-column-properties style:column-width="3.36cm" style:rel-column-width="1905*"/>
    </style:style>
    <style:style style:name="Tabell5.B" style:family="table-column">
      <style:table-column-properties style:column-width="2.725cm" style:rel-column-width="1545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>
      <style:table-cell-properties fo:padding="0.097cm" fo:border="0.002cm solid #000000"/>
    </style:style>
    <style:style style:name="Tabell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0.134cm" fo:margin-left="0cm" fo:margin-right="6.867cm" table:align="margins"/>
    </style:style>
    <style:style style:name="Tabell6.A" style:family="table-column">
      <style:table-column-properties style:column-width="2.328cm" style:rel-column-width="1320*"/>
    </style:style>
    <style:style style:name="Tabell6.B" style:family="table-column">
      <style:table-column-properties style:column-width="2.117cm" style:rel-column-width="1200*"/>
    </style:style>
    <style:style style:name="Tabell6.C" style:family="table-column">
      <style:table-column-properties style:column-width="2.831cm" style:rel-column-width="1605*"/>
    </style:style>
    <style:style style:name="Tabell6.D" style:family="table-column">
      <style:table-column-properties style:column-width="2.858cm" style:rel-column-width="1620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5.212cm" fo:margin-left="0cm" fo:margin-right="11.788cm" table:align="margins"/>
    </style:style>
    <style:style style:name="Tabell7.A" style:family="table-column">
      <style:table-column-properties style:column-width="2.884cm" style:rel-column-width="1635*"/>
    </style:style>
    <style:style style:name="Tabell7.B" style:family="table-column">
      <style:table-column-properties style:column-width="2.328cm" style:rel-column-width="1320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0.398cm" fo:margin-left="0cm" fo:margin-right="6.602cm" table:align="margins"/>
    </style:style>
    <style:style style:name="Tabell8.A" style:family="table-column">
      <style:table-column-properties style:column-width="2.196cm" style:rel-column-width="1245*"/>
    </style:style>
    <style:style style:name="Tabell8.B" style:family="table-column">
      <style:table-column-properties style:column-width="1.905cm" style:rel-column-width="1080*"/>
    </style:style>
    <style:style style:name="Tabell8.C" style:family="table-column">
      <style:table-column-properties style:column-width="3.519cm" style:rel-column-width="1995*"/>
    </style:style>
    <style:style style:name="Tabell8.D" style:family="table-column">
      <style:table-column-properties style:column-width="2.778cm" style:rel-column-width="1575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D1" style:family="table-cell">
      <style:table-cell-properties fo:padding="0.097cm" fo:border="0.002cm solid #000000"/>
    </style:style>
    <style:style style:name="Tabell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8.C4" style:family="table-cell">
      <style:table-cell-properties fo:padding="0.097cm" fo:border-left="0.002cm solid #000000" fo:border-right="none" fo:border-top="none" fo:border-bottom="0.002cm solid #000000"/>
    </style:style>
    <style:style style:name="Tabell9" style:family="table">
      <style:table-properties style:width="4.63cm" fo:margin-left="0cm" fo:margin-right="12.37cm" table:align="margins"/>
    </style:style>
    <style:style style:name="Tabell9.A" style:family="table-column">
      <style:table-column-properties style:column-width="2.011cm" style:rel-column-width="1140*"/>
    </style:style>
    <style:style style:name="Tabell9.B" style:family="table-column">
      <style:table-column-properties style:column-width="2.619cm" style:rel-column-width="1485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4.022cm" fo:margin-left="0cm" fo:margin-right="12.979cm" table:align="margins"/>
    </style:style>
    <style:style style:name="Tabell10.A" style:family="table-column">
      <style:table-column-properties style:column-width="1.984cm" style:rel-column-width="1125*"/>
    </style:style>
    <style:style style:name="Tabell10.B" style:family="table-column">
      <style:table-column-properties style:column-width="2.037cm" style:rel-column-width="1155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2.833cm" style:rel-column-width="10922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F1" style:family="table-cell">
      <style:table-cell-properties fo:padding="0.097cm" fo:border="0.002cm solid #000000"/>
    </style:style>
    <style:style style:name="Tabell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1.E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11.F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049cm" svg:stroke-color="#000000" draw:fill="none" draw:fill-color="#ffffff" fo:min-height="4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049cm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49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.049cm" svg:stroke-color="#000000" draw:fill="none" draw:fill-color="#ffffff" fo:min-height="4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.049cm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049cm" svg:stroke-color="#000000" draw:fill="none" draw:fill-color="#ffffff" fo:min-height="4.2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49cm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49cm" svg:stroke-color="#000000" draw:fill="none" draw:fill-color="#ffffff" fo:min-height="4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049cm" svg:stroke-color="#000000" draw:fill="none" draw:fill-color="#ffffff" fo:min-height="5.4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049cm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.049cm" svg:stroke-color="#000000" draw:fill="none" draw:fill-color="#ffffff" fo:min-height="3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049cm" svg:stroke-color="#000000" draw:fill="none" draw:fill-color="#ffffff" fo:min-height="2.223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modellering 1</text:p>
      <text:p text:style-name="Standard"/>
      <text:p text:style-name="Standard">Skapad av: Sebastian Svensson ss222tb</text:p>
      <text:p text:style-name="Standard"/>
      <text:p text:style-name="Standard">Uppgift 1</text:p>
      <text:p text:style-name="Standard"/>
      <text:p text:style-name="Standard">Dator</text:p>
      <text:p text:style-name="Standard"><text:tab/>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DatorID (pk)</text:p>
          </table:table-cell>
          <table:table-cell table:style-name="Tabell1.B1" office:value-type="string">
            <text:p text:style-name="Table_20_Contents">Datorplacering</text:p>
          </table:table-cell>
        </table:table-row>
        <table:table-row>
          <table:table-cell table:style-name="Tabell1.A2" office:value-type="string">
            <text:p text:style-name="Table_20_Contents">849542</text:p>
          </table:table-cell>
          <table:table-cell table:style-name="Tabell1.B2" office:value-type="string">
            <text:p text:style-name="Table_20_Contents">Sal Te222</text:p>
          </table:table-cell>
        </table:table-row>
        <table:table-row>
          <table:table-cell table:style-name="Tabell1.A2" office:value-type="string">
            <text:p text:style-name="Table_20_Contents">546534</text:p>
          </table:table-cell>
          <table:table-cell table:style-name="Tabell1.B2" office:value-type="string">
            <text:p text:style-name="Table_20_Contents">Sal Te237 </text:p>
          </table:table-cell>
        </table:table-row>
        <table:table-row>
          <table:table-cell table:style-name="Tabell1.A2" office:value-type="string">
            <text:p text:style-name="Table_20_Contents">843543</text:p>
          </table:table-cell>
          <table:table-cell table:style-name="Tabell1.B2" office:value-type="string">
            <text:p text:style-name="Table_20_Contents">Sal Te220</text:p>
          </table:table-cell>
        </table:table-row>
      </table:table>
      <text:p text:style-name="Standard"/>
      <text:p text:style-name="Standard">Mjukvara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MjukvaruNR (pk)</text:p>
          </table:table-cell>
          <table:table-cell table:style-name="Tabell2.A1" office:value-type="string">
            <text:p text:style-name="Table_20_Contents">Mjukvara</text:p>
          </table:table-cell>
          <table:table-cell table:style-name="Tabell2.C1" office:value-type="string">
            <text:p text:style-name="Table_20_Contents">Mjukvarutyp</text:p>
          </table:table-cell>
        </table:table-row>
        <table:table-row>
          <table:table-cell table:style-name="Tabell2.A2" office:value-type="string">
            <text:p text:style-name="Table_20_Contents">MS10032</text:p>
          </table:table-cell>
          <table:table-cell table:style-name="Tabell2.A2" office:value-type="string">
            <text:p text:style-name="Table_20_Contents">Office</text:p>
          </table:table-cell>
          <table:table-cell table:style-name="Tabell2.C2" office:value-type="string">
            <text:p text:style-name="Table_20_Contents">KM</text:p>
          </table:table-cell>
        </table:table-row>
        <table:table-row>
          <table:table-cell table:style-name="Tabell2.A2" office:value-type="string">
            <text:p text:style-name="Table_20_Contents">NS10432</text:p>
          </table:table-cell>
          <table:table-cell table:style-name="Tabell2.A2" office:value-type="string">
            <text:p text:style-name="Table_20_Contents">FireFox</text:p>
          </table:table-cell>
          <table:table-cell table:style-name="Tabell2.C2" office:value-type="string">
            <text:p text:style-name="Table_20_Contents">WL</text:p>
          </table:table-cell>
        </table:table-row>
        <table:table-row>
          <table:table-cell table:style-name="Tabell2.A2" office:value-type="string">
            <text:p text:style-name="Table_20_Contents">MS12354</text:p>
          </table:table-cell>
          <table:table-cell table:style-name="Tabell2.A2" office:value-type="string">
            <text:p text:style-name="Table_20_Contents">Visual Studio </text:p>
          </table:table-cell>
          <table:table-cell table:style-name="Tabell2.C2" office:value-type="string">
            <text:p text:style-name="Table_20_Contents">PV</text:p>
          </table:table-cell>
        </table:table-row>
      </table:table>
      <text:p text:style-name="Standard"/>
      <text:p text:style-name="Standard">Installation</text:p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Table_20_Contents">InstallationID (pk)</text:p>
          </table:table-cell>
          <table:table-cell table:style-name="Tabell3.A1" office:value-type="string">
            <text:p text:style-name="Table_20_Contents">MjukvaruNR (fk)</text:p>
          </table:table-cell>
          <table:table-cell table:style-name="Tabell3.C1" office:value-type="string">
            <text:p text:style-name="Table_20_Contents">DatorID (fk)</text:p>
          </table:table-cell>
        </table:table-row>
        <table:table-row>
          <table:table-cell table:style-name="Tabell3.A2" office:value-type="float" office:value="1">
            <text:p text:style-name="Table_20_Contents">1</text:p>
          </table:table-cell>
          <table:table-cell table:style-name="Tabell3.B2" office:value-type="string">
            <text:p text:style-name="Table_20_Contents">MS10032</text:p>
          </table:table-cell>
          <table:table-cell table:style-name="Tabell3.C2" office:value-type="float" office:value="849542">
            <text:p text:style-name="Table_20_Contents">849542</text:p>
          </table:table-cell>
        </table:table-row>
        <table:table-row>
          <table:table-cell table:style-name="Tabell3.A2" office:value-type="float" office:value="2">
            <text:p text:style-name="Table_20_Contents">2</text:p>
          </table:table-cell>
          <table:table-cell table:style-name="Tabell3.B2" office:value-type="string">
            <text:p text:style-name="Table_20_Contents">NS10432</text:p>
          </table:table-cell>
          <table:table-cell table:style-name="Tabell3.C2" office:value-type="float" office:value="546534">
            <text:p text:style-name="Table_20_Contents">546534</text:p>
          </table:table-cell>
        </table:table-row>
        <table:table-row>
          <table:table-cell table:style-name="Tabell3.A2" office:value-type="float" office:value="3">
            <text:p text:style-name="Table_20_Contents">3</text:p>
          </table:table-cell>
          <table:table-cell table:style-name="Tabell3.B2" office:value-type="string">
            <text:p text:style-name="Table_20_Contents">MS12354</text:p>
          </table:table-cell>
          <table:table-cell table:style-name="Tabell3.C2" office:value-type="float" office:value="843543">
            <text:p text:style-name="Table_20_Contents">843543</text:p>
          </table:table-cell>
        </table:table-row>
      </table:table>
      <text:p text:style-name="Standard"><draw:line text:anchor-type="paragraph" draw:z-index="10" draw:style-name="gr2" draw:text-style-name="P3" svg:x1="10.162cm" svg:y1="1.245cm" svg:x2="10.162cm" svg:y2="1.854cm"><text:p/></draw:line><draw:line text:anchor-type="paragraph" draw:z-index="9" draw:style-name="gr2" draw:text-style-name="P3" svg:x1="9.765cm" svg:y1="1.854cm" svg:x2="10.162cm" svg:y2="1.854cm"><text:p/></draw:line><draw:line text:anchor-type="paragraph" draw:z-index="8" draw:style-name="gr2" draw:text-style-name="P3" svg:x1="9.765cm" svg:y1="1.245cm" svg:x2="10.162cm" svg:y2="1.245cm"><text:p/></draw:line><draw:line text:anchor-type="paragraph" draw:z-index="7" draw:style-name="gr2" draw:text-style-name="P3" svg:x1="6.272cm" svg:y1="1.245cm" svg:x2="6.642cm" svg:y2="1.245cm"><text:p/></draw:line><draw:line text:anchor-type="paragraph" draw:z-index="6" draw:style-name="gr2" draw:text-style-name="P3" svg:x1="6.272cm" svg:y1="1.96cm" svg:x2="6.642cm" svg:y2="1.96cm"><text:p/></draw:line><draw:line text:anchor-type="paragraph" draw:z-index="5" draw:style-name="gr2" draw:text-style-name="P3" svg:x1="6.272cm" svg:y1="1.245cm" svg:x2="6.272cm" svg:y2="1.959cm"><text:p/></draw:line><draw:line text:anchor-type="paragraph" draw:z-index="4" draw:style-name="gr2" draw:text-style-name="P3" svg:x1="9.765cm" svg:y1="1.563cm" svg:x2="12.517cm" svg:y2="1.563cm"><text:p/></draw:line><draw:line text:anchor-type="paragraph" draw:z-index="3" draw:style-name="gr2" draw:text-style-name="P3" svg:x1="3.415cm" svg:y1="1.563cm" svg:x2="6.643cm" svg:y2="1.563cm"><text:p/></draw:line><draw:rect text:anchor-type="paragraph" draw:z-index="2" draw:style-name="gr1" draw:text-style-name="P4" svg:width="3.123cm" svg:height="1.588cm" svg:x="12.517cm" svg:y="0.774cm"><text:p text:style-name="P3"><text:span text:style-name="T1">Mjukvara</text:span></text:p></draw:rect><draw:rect text:anchor-type="paragraph" draw:z-index="1" draw:style-name="gr1" draw:text-style-name="P4" svg:width="3.123cm" svg:height="1.588cm" svg:x="6.643cm" svg:y="0.774cm"><text:p text:style-name="P3"><text:span text:style-name="T1">Installation</text:span></text:p></draw:rect><draw:rect text:anchor-type="paragraph" draw:z-index="0" draw:style-name="gr1" draw:text-style-name="P4" svg:width="3.123cm" svg:height="1.588cm" svg:x="0.293cm" svg:y="0.801cm"><text:p text:style-name="P3"><text:span text:style-name="T1">Dator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F1: Gav installation en unik nyckel.</text:p>
      <text:p text:style-name="Standard">NF2: Splittrade mjukvara och dator samt la till installation som är beroende av mjukvara och dat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ppgift 2</text:p>
      <text:p text:style-name="Standard"/>
      <text:p text:style-name="P1"><draw:frame text:anchor-type="paragraph" draw:z-index="42" draw:style-name="gr10" svg:width="3.202cm" svg:height="1.985cm" svg:x="8.583cm" svg:y="0.363cm"><draw:text-box><text:p>ResursID N (pk)</text:p><text:p>Resursnamn C20</text:p><text:p/></draw:text-box></draw:frame>Konceptuell modell</text:p>
      <text:p text:style-name="Standard"/>
      <text:p text:style-name="Standard"><draw:frame text:anchor-type="paragraph" draw:z-index="19" draw:style-name="gr4" svg:width="3.652cm" svg:height="2.964cm" svg:x="0.725cm" svg:y="0.078cm"><draw:text-box><text:p>FörmånsID N (pk)</text:p><text:p>PersonID N (fk)</text:p><text:p>FörmånstypID N (fk)</text:p><text:p>Förmånslängd N</text:p></draw:text-box></draw:frame></text:p>
      <text:p text:style-name="Standard"><draw:rect text:anchor-type="paragraph" draw:z-index="32" draw:style-name="gr1" draw:text-style-name="P4" svg:width="3.123cm" svg:height="1.588cm" svg:x="8.416cm" svg:y="0.288cm"><text:p text:style-name="P3"><text:span text:style-name="T1">Resurser</text:span></text:p></draw:rect></text:p>
      <text:p text:style-name="Standard"/>
      <text:p text:style-name="Standard"/>
      <text:p text:style-name="Standard"><draw:line text:anchor-type="paragraph" draw:z-index="31" draw:style-name="gr7" draw:text-style-name="P3" svg:x1="9.88cm" svg:y1="2.267cm" svg:x2="9.88cm" svg:y2="0.459cm"><text:p/></draw:line></text:p>
      <text:p text:style-name="Standard"/>
      <text:p text:style-name="Standard"><draw:rect text:anchor-type="paragraph" draw:z-index="14" draw:style-name="gr1" draw:text-style-name="P4" svg:width="3.123cm" svg:height="1.588cm" svg:x="12.622cm" svg:y="0.446cm"><text:p text:style-name="P3"><text:span text:style-name="T1">Projekt</text:span></text:p></draw:rect><draw:frame text:anchor-type="paragraph" draw:z-index="29" draw:style-name="gr8" svg:width="2.17cm" svg:height="0.976cm" svg:x="10.673cm" svg:y="0.014cm"><draw:text-box><text:p>Projekt Arbete</text:p></draw:text-box></draw:frame></text:p>
      <text:p text:style-name="Standard"><draw:rect text:anchor-type="paragraph" draw:z-index="13" draw:style-name="gr1" draw:text-style-name="P4" svg:width="3.123cm" svg:height="1.588cm" svg:x="5.981cm" svg:y="0.023cm"><text:p text:style-name="P3"><text:span text:style-name="T1">Personal</text:span></text:p></draw:rect><draw:rect text:anchor-type="paragraph" draw:z-index="11" draw:style-name="gr1" draw:text-style-name="P4" svg:width="3.123cm" svg:height="1.588cm" svg:x="1.007cm" svg:y="0.028cm"><text:p text:style-name="P3"><text:span text:style-name="T1">Förmån</text:span></text:p></draw:rect><draw:line text:anchor-type="paragraph" draw:z-index="33" draw:style-name="gr7" draw:text-style-name="P3" svg:x1="9.589cm" svg:y1="0.806cm" svg:x2="9.589cm" svg:y2="0.347cm"><text:p/></draw:line><draw:line text:anchor-type="paragraph" draw:z-index="34" draw:style-name="gr7" draw:text-style-name="P3" svg:x1="10.144cm" svg:y1="0.806cm" svg:x2="10.144cm" svg:y2="0.347cm"><text:p/></draw:line><draw:line text:anchor-type="paragraph" draw:z-index="35" draw:style-name="gr7" draw:text-style-name="P3" svg:x1="10.145cm" svg:y1="0.347cm" svg:x2="9.589cm" svg:y2="0.347cm"><text:p/></draw:line></text:p>
      <text:p text:style-name="Standard"><draw:line text:anchor-type="paragraph" draw:z-index="15" draw:style-name="gr2" draw:text-style-name="P3" svg:x1="9.103cm" svg:y1="0.319cm" svg:x2="12.622cm" svg:y2="0.319cm"><text:p/></draw:line><draw:line text:anchor-type="paragraph" draw:z-index="17" draw:style-name="gr2" draw:text-style-name="P3" svg:x1="4.129cm" svg:y1="0.399cm" svg:x2="5.981cm" svg:y2="0.399cm"><text:p/></draw:line><draw:line text:anchor-type="paragraph" draw:z-index="25" draw:style-name="gr2" draw:text-style-name="P3" svg:x1="4.129cm" svg:y1="0.099cm" svg:x2="4.641cm" svg:y2="0.099cm"><text:p/></draw:line><draw:line text:anchor-type="paragraph" draw:z-index="26" draw:style-name="gr2" draw:text-style-name="P3" svg:x1="4.641cm" svg:y1="0.681cm" svg:x2="4.641cm" svg:y2="0.099cm"><text:p/></draw:line><draw:circle text:anchor-type="paragraph" draw:z-index="28" draw:style-name="gr7" draw:text-style-name="P3" svg:width="0.292cm" svg:height="0.292cm" svg:x="10.567cm" svg:y="0.178cm"><text:p/></draw:circle><draw:line text:anchor-type="paragraph" draw:z-index="36" draw:style-name="gr7" draw:text-style-name="P3" svg:x1="12.155cm" svg:y1="0.016cm" svg:x2="12.155cm" svg:y2="0.681cm"><text:p/></draw:line><draw:line text:anchor-type="paragraph" draw:z-index="37" draw:style-name="gr7" draw:text-style-name="P3" svg:x1="12.622cm" svg:y1="0.016cm" svg:x2="12.155cm" svg:y2="0.016cm"><text:p/></draw:line><draw:line text:anchor-type="paragraph" draw:z-index="40" draw:style-name="gr7" draw:text-style-name="P3" svg:x1="9.103cm" svg:y1="0.072cm" svg:x2="9.376cm" svg:y2="0.072cm"><text:p/></draw:line><draw:line text:anchor-type="paragraph" draw:z-index="41" draw:style-name="gr7" draw:text-style-name="P3" svg:x1="9.377cm" svg:y1="0.522cm" svg:x2="9.377cm" svg:y2="0.072cm"><text:p/></draw:line></text:p>
      <text:p text:style-name="Standard"><draw:line text:anchor-type="paragraph" draw:z-index="24" draw:style-name="gr2" draw:text-style-name="P3" svg:x1="4.129cm" svg:y1="0.194cm" svg:x2="4.641cm" svg:y2="0.194cm"><text:p/></draw:line><draw:line text:anchor-type="paragraph" draw:z-index="38" draw:style-name="gr7" draw:text-style-name="P3" svg:x1="12.155cm" svg:y1="0.062cm" svg:x2="12.622cm" svg:y2="0.088cm"><text:p/></draw:line><draw:line text:anchor-type="paragraph" draw:z-index="39" draw:style-name="gr7" draw:text-style-name="P3" svg:x1="9.103cm" svg:y1="0.035cm" svg:x2="9.376cm" svg:y2="0.035cm"><text:p/></draw:line></text:p>
      <text:p text:style-name="Standard"><draw:line text:anchor-type="paragraph" draw:z-index="16" draw:style-name="gr2" draw:text-style-name="P3" svg:x1="2.489cm" svg:y1="1.817cm" svg:x2="2.471cm" svg:y2="0.155cm"><text:p/></draw:line><draw:frame text:anchor-type="paragraph" draw:z-index="18" draw:style-name="gr3" svg:width="3.811cm" svg:height="4.446cm" svg:x="5.293cm" svg:y="0.15cm"><draw:text-box><text:p>PersonID N (pk)</text:p><text:p>Namn C40</text:p><text:p>Personnummer C11 </text:p><text:p>Adressuppgifter C25</text:p><text:p>Telefonnummer C50</text:p><text:p>Email C50</text:p><text:p>Lön N</text:p><text:p/></draw:text-box></draw:frame><draw:line text:anchor-type="paragraph" draw:z-index="21" draw:style-name="gr2" draw:text-style-name="P3" svg:x1="2.074cm" svg:y1="0.155cm" svg:x2="2.074cm" svg:y2="0.527cm"><text:p/></draw:line><draw:line text:anchor-type="paragraph" draw:z-index="22" draw:style-name="gr2" draw:text-style-name="P3" svg:x1="3.027cm" svg:y1="0.155cm" svg:x2="3.053cm" svg:y2="0.554cm"><text:p/></draw:line><draw:frame text:anchor-type="paragraph" draw:z-index="27" draw:style-name="gr6" svg:width="3.202cm" svg:height="4.287cm" svg:x="12.658cm" svg:y="0.236cm"><draw:text-box><text:p>ProjektID N (pk)</text:p><text:p>Projekt Namn C50</text:p><text:p/></draw:text-box></draw:frame><draw:frame text:anchor-type="paragraph" draw:z-index="30" draw:style-name="gr9" svg:width="3.255cm" svg:height="4.208cm" svg:x="9.403cm" svg:y="0.342cm"><draw:text-box><text:p>ProjektID N (pk)</text:p><text:p>PersonID N (pk)<text:line-break/>ResursID N (fk)</text:p><text:p>Arbetsstart D</text:p><text:p>Arbetsstop D</text:p></draw:text-box></draw:frame></text:p>
      <text:p text:style-name="Standard"><draw:line text:anchor-type="paragraph" draw:z-index="23" draw:style-name="gr2" draw:text-style-name="P3" svg:x1="2.074cm" svg:y1="0.041cm" svg:x2="3.053cm" svg:y2="0.041cm"><text:p/></draw:line></text:p>
      <text:p text:style-name="Standard"/>
      <text:p text:style-name="Standard"><draw:rect text:anchor-type="paragraph" draw:z-index="12" draw:style-name="gr1" draw:text-style-name="P4" svg:width="3.123cm" svg:height="1.588cm" svg:x="1.007cm" svg:y="0.356cm"><text:p text:style-name="P3"><text:span text:style-name="T1">Förmånstyp</text:span></text:p></draw:rect></text:p>
      <text:p text:style-name="Standard"/>
      <text:p text:style-name="Standard"/>
      <text:p text:style-name="Standard"/>
      <text:p text:style-name="Standard"><draw:frame text:anchor-type="paragraph" draw:z-index="20" draw:style-name="gr5" svg:width="3.917cm" svg:height="1.43cm" svg:x="0.593cm" svg:y="0.268cm"><draw:text-box><text:p>FörmånstypID N (pk)</text:p><text:p>Förmånstyp C20</text:p></draw:text-box></draw:frame></text:p>
      <text:p text:style-name="Standard"/>
      <text:p text:style-name="Standard"/>
      <text:p text:style-name="Standard"><draw:frame text:anchor-type="paragraph" draw:z-index="88" draw:style-name="gr15" svg:width="4.366cm" svg:height="2.223cm" svg:x="4.738cm" svg:y="0.157cm"><draw:text-box><text:p>KontaktID int (pk)</text:p><text:p>PersonID int (fk)</text:p><text:p>Kontakt vC50</text:p><text:p>KontakttypID int (fk)</text:p></draw:text-box></draw:frame></text:p>
      <text:p text:style-name="Standard"><draw:frame text:anchor-type="paragraph" draw:z-index="74" draw:style-name="gr10" svg:width="3.202cm" svg:height="1.985cm" svg:x="13.504cm" svg:y="0.427cm"><draw:text-box><text:p>ResursID int (pk)</text:p><text:p>Resursnamn vC20</text:p><text:p/></draw:text-box></draw:frame><draw:frame text:anchor-type="paragraph" draw:z-index="87" draw:style-name="gr10" svg:width="4.181cm" svg:height="1.985cm" svg:x="9.324cm" svg:y="0.199cm"><draw:text-box><text:p>KontakttypID int (pk)</text:p><text:p>Kontakttyp vC20</text:p></draw:text-box></draw:frame></text:p>
      <text:p text:style-name="Standard"/>
      <text:p text:style-name="P1">Fysisk Modell</text:p>
      <text:p text:style-name="Standard"><draw:rect text:anchor-type="paragraph" draw:z-index="60" draw:style-name="gr1" draw:text-style-name="P4" svg:width="3.123cm" svg:height="1.588cm" svg:x="13.293cm" svg:y="0.194cm"><text:p text:style-name="P3"><text:span text:style-name="T1">Resurser</text:span></text:p></draw:rect><draw:rect text:anchor-type="paragraph" draw:z-index="75" draw:style-name="gr1" draw:text-style-name="P4" svg:width="3.123cm" svg:height="1.588cm" svg:x="4.923cm" svg:y="0.219cm"><text:p text:style-name="P3"><text:span text:style-name="T1">Kontakt</text:span></text:p></draw:rect><draw:frame text:anchor-type="paragraph" draw:z-index="50" draw:style-name="gr12" svg:width="4.366cm" svg:height="5.418cm" svg:x="0.196cm" svg:y="0.485cm"><draw:text-box><text:p>FörmånsID int (pk)</text:p><text:p>PersonID int (fk)</text:p><text:p>FörmånstypID int (fk)</text:p><text:p>Förmånslängd sint</text:p></draw:text-box></draw:frame><draw:rect text:anchor-type="paragraph" draw:z-index="82" draw:style-name="gr1" draw:text-style-name="P4" svg:width="3.123cm" svg:height="1.588cm" svg:x="9.615cm" svg:y="0.203cm"><text:p text:style-name="P3"><text:span text:style-name="T1">Kontakttyp</text:span></text:p></draw:rect></text:p>
      <text:p text:style-name="Standard"><draw:line text:anchor-type="paragraph" draw:z-index="94" draw:style-name="gr7" draw:text-style-name="P3" svg:x1="5.302cm" svg:y1="5.581cm" svg:x2="7.26cm" svg:y2="5.581cm"><text:p/></draw:line><draw:line text:anchor-type="paragraph" draw:z-index="93" draw:style-name="gr7" draw:text-style-name="P3" svg:x1="6.996cm" svg:y1="5.263cm" svg:x2="7.684cm" svg:y2="5.263cm"><text:p/></draw:line><draw:line text:anchor-type="paragraph" draw:z-index="92" draw:style-name="gr7" draw:text-style-name="P3" svg:x1="7.684cm" svg:y1="4.865cm" svg:x2="7.684cm" svg:y2="5.264cm"><text:p/></draw:line><draw:line text:anchor-type="paragraph" draw:z-index="91" draw:style-name="gr7" draw:text-style-name="P3" svg:x1="6.996cm" svg:y1="4.865cm" svg:x2="6.996cm" svg:y2="5.211cm"><text:p/></draw:line><draw:line text:anchor-type="paragraph" draw:z-index="90" draw:style-name="gr7" draw:text-style-name="P3" svg:x1="7.26cm" svg:y1="4.865cm" svg:x2="7.26cm" svg:y2="5.581cm"><text:p/></draw:line><draw:line text:anchor-type="paragraph" draw:z-index="89" draw:style-name="gr7" draw:text-style-name="P3" svg:x1="5.302cm" svg:y1="4.865cm" svg:x2="5.276cm" svg:y2="5.608cm"><text:p/></draw:line><draw:line text:anchor-type="paragraph" draw:z-index="86" draw:style-name="gr7" draw:text-style-name="P3" svg:x1="8.319cm" svg:y1="0.766cm" svg:x2="8.345cm" svg:y2="0.263cm"><text:p/></draw:line><draw:line text:anchor-type="paragraph" draw:z-index="85" draw:style-name="gr7" draw:text-style-name="P3" svg:x1="8.045cm" svg:y1="0.263cm" svg:x2="8.345cm" svg:y2="0.263cm"><text:p/></draw:line><draw:line text:anchor-type="paragraph" draw:z-index="84" draw:style-name="gr7" draw:text-style-name="P3" svg:x1="8.045cm" svg:y1="0.766cm" svg:x2="8.318cm" svg:y2="0.766cm"><text:p/></draw:line><draw:line text:anchor-type="paragraph" draw:z-index="83" draw:style-name="gr7" draw:text-style-name="P3" svg:x1="8.045cm" svg:y1="0.527cm" svg:x2="9.615cm" svg:y2="0.527cm"><text:p/></draw:line><draw:line text:anchor-type="paragraph" draw:z-index="81" draw:style-name="gr7" draw:text-style-name="P3" svg:x1="14.801cm" svg:y1="1.295cm" svg:x2="14.801cm" svg:y2="2.221cm"><text:p/></draw:line><draw:line text:anchor-type="paragraph" draw:z-index="80" draw:style-name="gr7" draw:text-style-name="P3" svg:x1="10.62cm" svg:y1="2.221cm" svg:x2="14.8cm" svg:y2="2.221cm"><text:p/></draw:line><draw:line text:anchor-type="paragraph" draw:z-index="61" draw:style-name="gr7" draw:text-style-name="P3" svg:x1="14.51cm" svg:y1="1.785cm" svg:x2="14.51cm" svg:y2="1.326cm"><text:p/></draw:line><draw:line text:anchor-type="paragraph" draw:z-index="79" draw:style-name="gr7" draw:text-style-name="P3" svg:x1="5.831cm" svg:y1="1.744cm" svg:x2="6.81cm" svg:y2="1.744cm"><text:p/></draw:line><draw:line text:anchor-type="paragraph" draw:z-index="78" draw:style-name="gr7" draw:text-style-name="P3" svg:x1="6.81cm" svg:y1="1.319cm" svg:x2="6.863cm" svg:y2="1.797cm"><text:p/></draw:line><draw:line text:anchor-type="paragraph" draw:z-index="77" draw:style-name="gr7" draw:text-style-name="P3" svg:x1="5.831cm" svg:y1="1.319cm" svg:x2="5.831cm" svg:y2="1.744cm"><text:p/></draw:line><draw:line text:anchor-type="paragraph" draw:z-index="76" draw:style-name="gr7" draw:text-style-name="P3" svg:x1="6.308cm" svg:y1="3.277cm" svg:x2="6.308cm" svg:y2="1.346cm"><text:p/></draw:line><draw:frame text:anchor-type="paragraph" draw:z-index="73" draw:style-name="gr5" svg:width="3.917cm" svg:height="1.43cm" svg:x="0.275cm" svg:y="8.629cm"><draw:text-box><text:p>FörmånstypID int (pk)</text:p><text:p>Förmånstyp vC20</text:p></draw:text-box></draw:frame><draw:frame text:anchor-type="paragraph" draw:z-index="58" draw:style-name="gr14" svg:width="3.837cm" svg:height="3.626cm" svg:x="8.795cm" svg:y="5.846cm"><draw:text-box><text:p>ArbeteID Int (pk)</text:p><text:p>ProjektID int (fk)</text:p><text:p>PersonID int (fk)<text:line-break/>ResursID int (fk)</text:p><text:p>Arbetsstart D</text:p><text:p>Arbetsstop D</text:p></draw:text-box></draw:frame><draw:line text:anchor-type="paragraph" draw:z-index="71" draw:style-name="gr2" draw:text-style-name="P3" svg:x1="7.992cm" svg:y1="4.152cm" svg:x2="9.236cm" svg:y2="4.178cm"><text:p/></draw:line><draw:line text:anchor-type="paragraph" draw:z-index="72" draw:style-name="gr2" draw:text-style-name="P3" svg:x1="12.358cm" svg:y1="4.06cm" svg:x2="13.231cm" svg:y2="4.06cm"><text:p/></draw:line><draw:rect text:anchor-type="paragraph" draw:z-index="70" draw:style-name="gr1" draw:text-style-name="P4" svg:width="3.123cm" svg:height="1.588cm" svg:x="9.236cm" svg:y="3.253cm"><text:p text:style-name="P3"><text:span text:style-name="T1">Arbete</text:span></text:p></draw:rect><draw:line text:anchor-type="paragraph" draw:z-index="69" draw:style-name="gr7" draw:text-style-name="P3" svg:x1="8.962cm" svg:y1="4.348cm" svg:x2="8.962cm" svg:y2="3.988cm"><text:p/></draw:line><draw:line text:anchor-type="paragraph" draw:z-index="68" draw:style-name="gr7" draw:text-style-name="P3" svg:x1="8.962cm" svg:y1="3.988cm" svg:x2="9.235cm" svg:y2="3.988cm"><text:p/></draw:line><draw:line text:anchor-type="paragraph" draw:z-index="67" draw:style-name="gr7" draw:text-style-name="P3" svg:x1="8.962cm" svg:y1="4.348cm" svg:x2="9.235cm" svg:y2="4.348cm"><text:p/></draw:line><draw:line text:anchor-type="paragraph" draw:z-index="66" draw:style-name="gr7" draw:text-style-name="P3" svg:x1="12.764cm" svg:y1="3.845cm" svg:x2="13.231cm" svg:y2="3.845cm"><text:p/></draw:line><draw:line text:anchor-type="paragraph" draw:z-index="65" draw:style-name="gr7" draw:text-style-name="P3" svg:x1="13.231cm" svg:y1="4.329cm" svg:x2="12.764cm" svg:y2="4.329cm"><text:p/></draw:line><draw:line text:anchor-type="paragraph" draw:z-index="64" draw:style-name="gr7" draw:text-style-name="P3" svg:x1="12.764cm" svg:y1="3.845cm" svg:x2="12.764cm" svg:y2="4.328cm"><text:p/></draw:line><draw:line text:anchor-type="paragraph" draw:z-index="63" draw:style-name="gr7" draw:text-style-name="P3" svg:x1="15.066cm" svg:y1="1.785cm" svg:x2="14.51cm" svg:y2="1.785cm"><text:p/></draw:line><draw:line text:anchor-type="paragraph" draw:z-index="62" draw:style-name="gr7" draw:text-style-name="P3" svg:x1="15.065cm" svg:y1="1.785cm" svg:x2="15.065cm" svg:y2="1.326cm"><text:p/></draw:line><draw:line text:anchor-type="paragraph" draw:z-index="59" draw:style-name="gr7" draw:text-style-name="P3" svg:x1="10.62cm" svg:y1="3.253cm" svg:x2="10.62cm" svg:y2="2.221cm"><text:p/></draw:line><draw:frame text:anchor-type="paragraph" draw:z-index="57" draw:style-name="gr13" svg:width="3.599cm" svg:height="1.463cm" svg:x="13.134cm" svg:y="6.057cm"><draw:text-box><text:p>ProjektID int (pk)</text:p><text:p>ProjektNamn vC50</text:p><text:p/></draw:text-box></draw:frame><draw:line text:anchor-type="paragraph" draw:z-index="56" draw:style-name="gr2" draw:text-style-name="P3" svg:x1="4.359cm" svg:y1="4.348cm" svg:x2="4.359cm" svg:y2="3.962cm"><text:p/></draw:line><draw:line text:anchor-type="paragraph" draw:z-index="55" draw:style-name="gr2" draw:text-style-name="P3" svg:x1="4.359cm" svg:y1="3.962cm" svg:x2="4.871cm" svg:y2="3.962cm"><text:p/></draw:line><draw:line text:anchor-type="paragraph" draw:z-index="54" draw:style-name="gr2" draw:text-style-name="P3" svg:x1="4.359cm" svg:y1="4.348cm" svg:x2="4.871cm" svg:y2="4.348cm"><text:p/></draw:line><draw:line text:anchor-type="paragraph" draw:z-index="53" draw:style-name="gr2" draw:text-style-name="P3" svg:x1="1.439cm" svg:y1="5.242cm" svg:x2="2.233cm" svg:y2="5.268cm"><text:p/></draw:line><draw:line text:anchor-type="paragraph" draw:z-index="52" draw:style-name="gr2" draw:text-style-name="P3" svg:x1="2.207cm" svg:y1="4.87cm" svg:x2="2.233cm" svg:y2="5.269cm"><text:p/></draw:line><draw:line text:anchor-type="paragraph" draw:z-index="51" draw:style-name="gr2" draw:text-style-name="P3" svg:x1="1.439cm" svg:y1="4.87cm" svg:x2="1.439cm" svg:y2="5.242cm"><text:p/></draw:line><draw:frame text:anchor-type="paragraph" draw:z-index="49" draw:style-name="gr11" svg:width="3.811cm" svg:height="4.968cm" svg:x="4.694cm" svg:y="6.904cm"><draw:text-box><text:p>PersonID int (pk)</text:p><text:p>FNamn vC40</text:p><text:p>ENamn vC40</text:p><text:p>Personnummer C11 </text:p><text:p>Adress vC25</text:p><text:p>Lön int</text:p><text:p>PersonID_U int(fk)</text:p></draw:text-box></draw:frame><draw:line text:anchor-type="paragraph" draw:z-index="48" draw:style-name="gr2" draw:text-style-name="P3" svg:x1="3.441cm" svg:y1="4.129cm" svg:x2="4.87cm" svg:y2="4.129cm"><text:p/></draw:line><draw:line text:anchor-type="paragraph" draw:z-index="47" draw:style-name="gr2" draw:text-style-name="P3" svg:x1="1.775cm" svg:y1="6.653cm" svg:x2="1.757cm" svg:y2="4.87cm"><text:p/></draw:line><draw:rect text:anchor-type="paragraph" draw:z-index="46" draw:style-name="gr1" draw:text-style-name="P4" svg:width="3.123cm" svg:height="1.588cm" svg:x="13.231cm" svg:y="3.251cm"><text:p text:style-name="P3"><text:span text:style-name="T1">Projekt</text:span></text:p></draw:rect><draw:rect text:anchor-type="paragraph" draw:z-index="45" draw:style-name="gr1" draw:text-style-name="P4" svg:width="3.123cm" svg:height="1.588cm" svg:x="4.87cm" svg:y="3.277cm"><text:p text:style-name="P3"><text:span text:style-name="T1">Personal</text:span></text:p></draw:rect><draw:rect text:anchor-type="paragraph" draw:z-index="44" draw:style-name="gr1" draw:text-style-name="P4" svg:width="3.123cm" svg:height="1.588cm" svg:x="0.346cm" svg:y="6.653cm"><text:p text:style-name="P3"><text:span text:style-name="T1">Förmånstyp</text:span></text:p></draw:rect><draw:rect text:anchor-type="paragraph" draw:z-index="43" draw:style-name="gr1" draw:text-style-name="P4" svg:width="3.123cm" svg:height="1.588cm" svg:x="0.319cm" svg:y="3.283cm"><text:p text:style-name="P3"><text:span text:style-name="T1">Förmån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abeller med exempeldata</text:p>
      <text:p text:style-name="Standard">Personal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Table_20_Contents">PersonID pk</text:p>
          </table:table-cell>
          <table:table-cell table:style-name="Tabell4.A1" office:value-type="string">
            <text:p text:style-name="Table_20_Contents">Fnamn</text:p>
          </table:table-cell>
          <table:table-cell table:style-name="Tabell4.A1" office:value-type="string">
            <text:p text:style-name="Table_20_Contents">Enamn</text:p>
          </table:table-cell>
          <table:table-cell table:style-name="Tabell4.A1" office:value-type="string">
            <text:p text:style-name="Table_20_Contents">Adress</text:p>
          </table:table-cell>
          <table:table-cell table:style-name="Tabell4.A1" office:value-type="string">
            <text:p text:style-name="Table_20_Contents">Prsnr</text:p>
          </table:table-cell>
          <table:table-cell table:style-name="Tabell4.A1" office:value-type="string">
            <text:p text:style-name="Table_20_Contents">Lön</text:p>
          </table:table-cell>
          <table:table-cell table:style-name="Tabell4.G1" office:value-type="string">
            <text:p text:style-name="Table_20_Contents">PrsnID_U fk</text:p>
          </table:table-cell>
        </table:table-row>
        <table:table-row>
          <table:table-cell table:style-name="Tabell4.A2" office:value-type="float" office:value="1">
            <text:p text:style-name="Table_20_Contents">1</text:p>
          </table:table-cell>
          <table:table-cell table:style-name="Tabell4.B2" office:value-type="string">
            <text:p text:style-name="Table_20_Contents">Karl</text:p>
          </table:table-cell>
          <table:table-cell table:style-name="Tabell4.B2" office:value-type="string">
            <text:p text:style-name="Table_20_Contents">Kjellsson</text:p>
          </table:table-cell>
          <table:table-cell table:style-name="Tabell4.B2" office:value-type="string">
            <text:p text:style-name="Table_20_Contents">Stenvägen 4</text:p>
          </table:table-cell>
          <table:table-cell table:style-name="Tabell4.A2" office:value-type="float" office:value="7304062154">
            <text:p text:style-name="Table_20_Contents">7304062154</text:p>
          </table:table-cell>
          <table:table-cell table:style-name="Tabell4.A2" office:value-type="float" office:value="18000">
            <text:p text:style-name="Table_20_Contents">18000</text:p>
          </table:table-cell>
          <table:table-cell table:style-name="Tabell4.G2" office:value-type="float" office:value="2">
            <text:p text:style-name="Table_20_Contents">2</text:p>
          </table:table-cell>
        </table:table-row>
        <table:table-row>
          <table:table-cell table:style-name="Tabell4.A2" office:value-type="float" office:value="2">
            <text:p text:style-name="Table_20_Contents">2</text:p>
          </table:table-cell>
          <table:table-cell table:style-name="Tabell4.B2" office:value-type="string">
            <text:p text:style-name="Table_20_Contents">Johan</text:p>
          </table:table-cell>
          <table:table-cell table:style-name="Tabell4.B2" office:value-type="string">
            <text:p text:style-name="Table_20_Contents">Blad</text:p>
          </table:table-cell>
          <table:table-cell table:style-name="Tabell4.B2" office:value-type="string">
            <text:p text:style-name="Table_20_Contents">Österplan 12</text:p>
          </table:table-cell>
          <table:table-cell table:style-name="Tabell4.A2" office:value-type="float" office:value="6501023245">
            <text:p text:style-name="Table_20_Contents">6501023245</text:p>
          </table:table-cell>
          <table:table-cell table:style-name="Tabell4.A2" office:value-type="float" office:value="23000">
            <text:p text:style-name="Table_20_Contents">23000</text:p>
          </table:table-cell>
          <table:table-cell table:style-name="Tabell4.G2" office:value-type="float" office:value="3">
            <text:p text:style-name="Table_20_Contents">3</text:p>
          </table:table-cell>
        </table:table-row>
        <table:table-row>
          <table:table-cell table:style-name="Tabell4.A2" office:value-type="float" office:value="3">
            <text:p text:style-name="Table_20_Contents">3</text:p>
          </table:table-cell>
          <table:table-cell table:style-name="Tabell4.B2" office:value-type="string">
            <text:p text:style-name="Table_20_Contents">Göran</text:p>
          </table:table-cell>
          <table:table-cell table:style-name="Tabell4.B2" office:value-type="string">
            <text:p text:style-name="Table_20_Contents">Stensson</text:p>
          </table:table-cell>
          <table:table-cell table:style-name="Tabell4.B2" office:value-type="string">
            <text:p text:style-name="Table_20_Contents">Slottsvägen 3</text:p>
          </table:table-cell>
          <table:table-cell table:style-name="Tabell4.A2" office:value-type="float" office:value="7602061254">
            <text:p text:style-name="Table_20_Contents">7602061254</text:p>
          </table:table-cell>
          <table:table-cell table:style-name="Tabell4.A2" office:value-type="float" office:value="30000">
            <text:p text:style-name="Table_20_Contents">30000</text:p>
          </table:table-cell>
          <table:table-cell table:style-name="Tabell4.G2" office:value-type="float" office:value="3">
            <text:p text:style-name="Table_20_Contents">3</text:p>
          </table:table-cell>
        </table:table-row>
        <table:table-row>
          <table:table-cell table:style-name="Tabell4.A2" office:value-type="float" office:value="4">
            <text:p text:style-name="Table_20_Contents">4</text:p>
          </table:table-cell>
          <table:table-cell table:style-name="Tabell4.B2" office:value-type="string">
            <text:p text:style-name="Table_20_Contents">Sara</text:p>
          </table:table-cell>
          <table:table-cell table:style-name="Tabell4.B2" office:value-type="string">
            <text:p text:style-name="Table_20_Contents">Oskarsson</text:p>
          </table:table-cell>
          <table:table-cell table:style-name="Tabell4.B2" office:value-type="string">
            <text:p text:style-name="Table_20_Contents">Parkgatan 7</text:p>
          </table:table-cell>
          <table:table-cell table:style-name="Tabell4.A2" office:value-type="float" office:value="8112213476">
            <text:p text:style-name="Table_20_Contents">8112213476</text:p>
          </table:table-cell>
          <table:table-cell table:style-name="Tabell4.A2" office:value-type="float" office:value="18000">
            <text:p text:style-name="Table_20_Contents">18000</text:p>
          </table:table-cell>
          <table:table-cell table:style-name="Tabell4.G2" office:value-type="float" office:value="2">
            <text:p text:style-name="Table_20_Contents">2</text:p>
          </table:table-cell>
        </table:table-row>
        <table:table-row>
          <table:table-cell table:style-name="Tabell4.A2" office:value-type="float" office:value="5">
            <text:p text:style-name="Table_20_Contents">5</text:p>
          </table:table-cell>
          <table:table-cell table:style-name="Tabell4.B2" office:value-type="string">
            <text:p text:style-name="Table_20_Contents">Tora</text:p>
          </table:table-cell>
          <table:table-cell table:style-name="Tabell4.B2" office:value-type="string">
            <text:p text:style-name="Table_20_Contents">Håkansson</text:p>
          </table:table-cell>
          <table:table-cell table:style-name="Tabell4.B2" office:value-type="string">
            <text:p text:style-name="Table_20_Contents">Hamngatan 14</text:p>
          </table:table-cell>
          <table:table-cell table:style-name="Tabell4.A2" office:value-type="float" office:value="8611063298">
            <text:p text:style-name="Table_20_Contents">8611063298</text:p>
          </table:table-cell>
          <table:table-cell table:style-name="Tabell4.A2" office:value-type="float" office:value="20000">
            <text:p text:style-name="Table_20_Contents">20000</text:p>
          </table:table-cell>
          <table:table-cell table:style-name="Tabell4.G2" office:value-type="float" office:value="3">
            <text:p text:style-name="Table_20_Contents">3</text:p>
          </table:table-cell>
        </table:table-row>
      </table:table>
      <text:p text:style-name="Standard"/>
      <text:p text:style-name="Standard">FörmånsTyp</text:p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Table_20_Contents">FörmånstypID pk</text:p>
          </table:table-cell>
          <table:table-cell table:style-name="Tabell5.B1" office:value-type="string">
            <text:p text:style-name="Table_20_Contents">Förmånstyp</text:p>
          </table:table-cell>
        </table:table-row>
        <table:table-row>
          <table:table-cell table:style-name="Tabell5.A2" office:value-type="float" office:value="1">
            <text:p text:style-name="Table_20_Contents">1</text:p>
          </table:table-cell>
          <table:table-cell table:style-name="Tabell5.B2" office:value-type="string">
            <text:p text:style-name="Table_20_Contents">Bil</text:p>
          </table:table-cell>
        </table:table-row>
        <table:table-row>
          <table:table-cell table:style-name="Tabell5.A2" office:value-type="float" office:value="2">
            <text:p text:style-name="Table_20_Contents">2</text:p>
          </table:table-cell>
          <table:table-cell table:style-name="Tabell5.B2" office:value-type="string">
            <text:p text:style-name="Table_20_Contents">Telefon</text:p>
          </table:table-cell>
        </table:table-row>
        <table:table-row>
          <table:table-cell table:style-name="Tabell5.A2" office:value-type="float" office:value="3">
            <text:p text:style-name="Table_20_Contents">3</text:p>
          </table:table-cell>
          <table:table-cell table:style-name="Tabell5.B2" office:value-type="string">
            <text:p text:style-name="Table_20_Contents">Träningskort</text:p>
          </table:table-cell>
        </table:table-row>
      </table:table>
      <text:p text:style-name="Standard"/>
      <text:p text:style-name="Standard">Förmåner</text:p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row>
          <table:table-cell table:style-name="Tabell6.A1" office:value-type="string">
            <text:p text:style-name="Table_20_Contents">FörmånsID</text:p>
          </table:table-cell>
          <table:table-cell table:style-name="Tabell6.A1" office:value-type="string">
            <text:p text:style-name="Table_20_Contents">PersonID</text:p>
          </table:table-cell>
          <table:table-cell table:style-name="Tabell6.A1" office:value-type="string">
            <text:p text:style-name="Table_20_Contents">FörmånstypID</text:p>
          </table:table-cell>
          <table:table-cell table:style-name="Tabell6.D1" office:value-type="string">
            <text:p text:style-name="Table_20_Contents">Förmånslängd</text:p>
          </table:table-cell>
        </table:table-row>
        <table:table-row>
          <table:table-cell table:style-name="Tabell6.A2" office:value-type="float" office:value="1">
            <text:p text:style-name="Table_20_Contents">1</text:p>
          </table:table-cell>
          <table:table-cell table:style-name="Tabell6.A2" office:value-type="float" office:value="3">
            <text:p text:style-name="Table_20_Contents">3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D2" office:value-type="float" office:value="365">
            <text:p text:style-name="Table_20_Contents">365</text:p>
          </table:table-cell>
        </table:table-row>
        <table:table-row>
          <table:table-cell table:style-name="Tabell6.A2" office:value-type="float" office:value="2">
            <text:p text:style-name="Table_20_Contents">2</text:p>
          </table:table-cell>
          <table:table-cell table:style-name="Tabell6.A2" office:value-type="float" office:value="3">
            <text:p text:style-name="Table_20_Contents">3</text:p>
          </table:table-cell>
          <table:table-cell table:style-name="Tabell6.A2" office:value-type="float" office:value="2">
            <text:p text:style-name="Table_20_Contents">2</text:p>
          </table:table-cell>
          <table:table-cell table:style-name="Tabell6.D2" office:value-type="float" office:value="365">
            <text:p text:style-name="Table_20_Contents">365</text:p>
          </table:table-cell>
        </table:table-row>
        <table:table-row>
          <table:table-cell table:style-name="Tabell6.A2" office:value-type="float" office:value="3">
            <text:p text:style-name="Table_20_Contents">3</text:p>
          </table:table-cell>
          <table:table-cell table:style-name="Tabell6.A2" office:value-type="float" office:value="2">
            <text:p text:style-name="Table_20_Contents">2</text:p>
          </table:table-cell>
          <table:table-cell table:style-name="Tabell6.A2" office:value-type="float" office:value="2">
            <text:p text:style-name="Table_20_Contents">2</text:p>
          </table:table-cell>
          <table:table-cell table:style-name="Tabell6.D2" office:value-type="float" office:value="365">
            <text:p text:style-name="Table_20_Contents">365</text:p>
          </table:table-cell>
        </table:table-row>
        <table:table-row>
          <table:table-cell table:style-name="Tabell6.A2" office:value-type="float" office:value="4">
            <text:p text:style-name="Table_20_Contents">4</text:p>
          </table:table-cell>
          <table:table-cell table:style-name="Tabell6.A2" office:value-type="float" office:value="5">
            <text:p text:style-name="Table_20_Contents">5</text:p>
          </table:table-cell>
          <table:table-cell table:style-name="Tabell6.A2" office:value-type="float" office:value="2">
            <text:p text:style-name="Table_20_Contents">2</text:p>
          </table:table-cell>
          <table:table-cell table:style-name="Tabell6.D2" office:value-type="float" office:value="365">
            <text:p text:style-name="Table_20_Contents">365</text:p>
          </table:table-cell>
        </table:table-row>
        <table:table-row>
          <table:table-cell table:style-name="Tabell6.A2" office:value-type="float" office:value="5">
            <text:p text:style-name="Table_20_Contents">5</text:p>
          </table:table-cell>
          <table:table-cell table:style-name="Tabell6.A2" office:value-type="float" office:value="5">
            <text:p text:style-name="Table_20_Contents">5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D2" office:value-type="float" office:value="100">
            <text:p text:style-name="Table_20_Contents">100</text:p>
          </table:table-cell>
        </table:table-row>
        <table:table-row>
          <table:table-cell table:style-name="Tabell6.A2" office:value-type="float" office:value="6">
            <text:p text:style-name="Table_20_Contents">6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D2" office:value-type="float" office:value="249">
            <text:p text:style-name="Table_20_Contents">249</text:p>
          </table:table-cell>
        </table:table-row>
        <table:table-row>
          <table:table-cell table:style-name="Tabell6.A2" office:value-type="float" office:value="7">
            <text:p text:style-name="Table_20_Contents">7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A2" office:value-type="float" office:value="3">
            <text:p text:style-name="Table_20_Contents">3</text:p>
          </table:table-cell>
          <table:table-cell table:style-name="Tabell6.D2" office:value-type="float" office:value="54">
            <text:p text:style-name="Table_20_Contents">54</text:p>
          </table:table-cell>
        </table:table-row>
        <table:table-row>
          <table:table-cell table:style-name="Tabell6.A2" office:value-type="float" office:value="8">
            <text:p text:style-name="Table_20_Contents">8</text:p>
          </table:table-cell>
          <table:table-cell table:style-name="Tabell6.A2" office:value-type="float" office:value="4">
            <text:p text:style-name="Table_20_Contents">4</text:p>
          </table:table-cell>
          <table:table-cell table:style-name="Tabell6.A2" office:value-type="float" office:value="1">
            <text:p text:style-name="Table_20_Contents">1</text:p>
          </table:table-cell>
          <table:table-cell table:style-name="Tabell6.D2" office:value-type="float" office:value="154">
            <text:p text:style-name="Table_20_Contents">154</text:p>
          </table:table-cell>
        </table:table-row>
        <table:table-row>
          <table:table-cell table:style-name="Tabell6.A2" office:value-type="float" office:value="9">
            <text:p text:style-name="Table_20_Contents">9</text:p>
          </table:table-cell>
          <table:table-cell table:style-name="Tabell6.A2" office:value-type="float" office:value="4">
            <text:p text:style-name="Table_20_Contents">4</text:p>
          </table:table-cell>
          <table:table-cell table:style-name="Tabell6.A2" office:value-type="float" office:value="3">
            <text:p text:style-name="Table_20_Contents">3</text:p>
          </table:table-cell>
          <table:table-cell table:style-name="Tabell6.D2" office:value-type="float" office:value="54">
            <text:p text:style-name="Table_20_Contents">54</text:p>
          </table:table-cell>
        </table:table-row>
      </table:table>
      <text:p text:style-name="Standard"/>
      <text:p text:style-name="Standard">Kontakttyp</text:p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Table_20_Contents">KontakttypID</text:p>
          </table:table-cell>
          <table:table-cell table:style-name="Tabell7.B1" office:value-type="string">
            <text:p text:style-name="Table_20_Contents">Kontakttyp</text:p>
          </table:table-cell>
        </table:table-row>
        <table:table-row>
          <table:table-cell table:style-name="Tabell7.A2" office:value-type="float" office:value="1">
            <text:p text:style-name="Table_20_Contents">1</text:p>
          </table:table-cell>
          <table:table-cell table:style-name="Tabell7.B2" office:value-type="string">
            <text:p text:style-name="Table_20_Contents">HemTelefon</text:p>
          </table:table-cell>
        </table:table-row>
        <table:table-row>
          <table:table-cell table:style-name="Tabell7.A2" office:value-type="float" office:value="2">
            <text:p text:style-name="Table_20_Contents">2</text:p>
          </table:table-cell>
          <table:table-cell table:style-name="Tabell7.B2" office:value-type="string">
            <text:p text:style-name="Table_20_Contents">JobTelefon</text:p>
          </table:table-cell>
        </table:table-row>
        <table:table-row>
          <table:table-cell table:style-name="Tabell7.A2" office:value-type="float" office:value="3">
            <text:p text:style-name="Table_20_Contents">3</text:p>
          </table:table-cell>
          <table:table-cell table:style-name="Tabell7.B2" office:value-type="string">
            <text:p text:style-name="Table_20_Contents">Mobil</text:p>
          </table:table-cell>
        </table:table-row>
        <table:table-row>
          <table:table-cell table:style-name="Tabell7.A2" office:value-type="float" office:value="4">
            <text:p text:style-name="Table_20_Contents">4</text:p>
          </table:table-cell>
          <table:table-cell table:style-name="Tabell7.B2" office:value-type="string">
            <text:p text:style-name="Table_20_Contents">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Kontakt</text:p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row>
          <table:table-cell table:style-name="Tabell8.A1" office:value-type="string">
            <text:p text:style-name="Table_20_Contents">KontaktID</text:p>
          </table:table-cell>
          <table:table-cell table:style-name="Tabell8.A1" office:value-type="string">
            <text:p text:style-name="Table_20_Contents">PersonID</text:p>
          </table:table-cell>
          <table:table-cell table:style-name="Tabell8.A1" office:value-type="string">
            <text:p text:style-name="Table_20_Contents">Kontakt</text:p>
          </table:table-cell>
          <table:table-cell table:style-name="Tabell8.D1" office:value-type="string">
            <text:p text:style-name="Table_20_Contents">KontakttypID</text:p>
          </table:table-cell>
        </table:table-row>
        <table:table-row>
          <table:table-cell table:style-name="Tabell8.A2" office:value-type="float" office:value="1">
            <text:p text:style-name="Table_20_Contents">1</text:p>
          </table:table-cell>
          <table:table-cell table:style-name="Tabell8.A2" office:value-type="float" office:value="3">
            <text:p text:style-name="Table_20_Contents">3</text:p>
          </table:table-cell>
          <table:table-cell table:style-name="Tabell8.A2" office:value-type="float" office:value="4359734">
            <text:p text:style-name="Table_20_Contents">4359734</text:p>
          </table:table-cell>
          <table:table-cell table:style-name="Tabell8.D2" office:value-type="float" office:value="2">
            <text:p text:style-name="Table_20_Contents">2</text:p>
          </table:table-cell>
        </table:table-row>
        <table:table-row>
          <table:table-cell table:style-name="Tabell8.A2" office:value-type="float" office:value="2">
            <text:p text:style-name="Table_20_Contents">2</text:p>
          </table:table-cell>
          <table:table-cell table:style-name="Tabell8.A2" office:value-type="float" office:value="3">
            <text:p text:style-name="Table_20_Contents">3</text:p>
          </table:table-cell>
          <table:table-cell table:style-name="Tabell8.A2" office:value-type="float" office:value="52343242">
            <text:p text:style-name="Table_20_Contents">52343242</text:p>
          </table:table-cell>
          <table:table-cell table:style-name="Tabell8.D2" office:value-type="float" office:value="3">
            <text:p text:style-name="Table_20_Contents">3</text:p>
          </table:table-cell>
        </table:table-row>
        <table:table-row>
          <table:table-cell table:style-name="Tabell8.A2" office:value-type="float" office:value="3">
            <text:p text:style-name="Table_20_Contents">3</text:p>
          </table:table-cell>
          <table:table-cell table:style-name="Tabell8.A2" office:value-type="float" office:value="3">
            <text:p text:style-name="Table_20_Contents">3</text:p>
          </table:table-cell>
          <table:table-cell table:style-name="Tabell8.C4" office:value-type="string">
            <text:p text:style-name="Table_20_Contents">fewqfe@eefw.com</text:p>
          </table:table-cell>
          <table:table-cell table:style-name="Tabell8.D2" office:value-type="float" office:value="4">
            <text:p text:style-name="Table_20_Contents">4</text:p>
          </table:table-cell>
        </table:table-row>
        <table:table-row>
          <table:table-cell table:style-name="Tabell8.A2" office:value-type="float" office:value="4">
            <text:p text:style-name="Table_20_Contents">4</text:p>
          </table:table-cell>
          <table:table-cell table:style-name="Tabell8.A2" office:value-type="float" office:value="2">
            <text:p text:style-name="Table_20_Contents">2</text:p>
          </table:table-cell>
          <table:table-cell table:style-name="Tabell8.A2" office:value-type="float" office:value="3243243232">
            <text:p text:style-name="Table_20_Contents">3243243232</text:p>
          </table:table-cell>
          <table:table-cell table:style-name="Tabell8.D2" office:value-type="float" office:value="2">
            <text:p text:style-name="Table_20_Contents">2</text:p>
          </table:table-cell>
        </table:table-row>
        <table:table-row>
          <table:table-cell table:style-name="Tabell8.A2" office:value-type="float" office:value="5">
            <text:p text:style-name="Table_20_Contents">5</text:p>
          </table:table-cell>
          <table:table-cell table:style-name="Tabell8.A2" office:value-type="float" office:value="2">
            <text:p text:style-name="Table_20_Contents">2</text:p>
          </table:table-cell>
          <table:table-cell table:style-name="Tabell8.C4" office:value-type="string">
            <text:p text:style-name="Table_20_Contents">Krther@dwq.se</text:p>
          </table:table-cell>
          <table:table-cell table:style-name="Tabell8.D2" office:value-type="float" office:value="4">
            <text:p text:style-name="Table_20_Contents">4</text:p>
          </table:table-cell>
        </table:table-row>
        <table:table-row>
          <table:table-cell table:style-name="Tabell8.A2" office:value-type="float" office:value="6">
            <text:p text:style-name="Table_20_Contents">6</text:p>
          </table:table-cell>
          <table:table-cell table:style-name="Tabell8.A2" office:value-type="float" office:value="4">
            <text:p text:style-name="Table_20_Contents">4</text:p>
          </table:table-cell>
          <table:table-cell table:style-name="Tabell8.A2" office:value-type="float" office:value="37566576543">
            <text:p text:style-name="Table_20_Contents">37566576543</text:p>
          </table:table-cell>
          <table:table-cell table:style-name="Tabell8.D2" office:value-type="float" office:value="1">
            <text:p text:style-name="Table_20_Contents">1</text:p>
          </table:table-cell>
        </table:table-row>
        <table:table-row>
          <table:table-cell table:style-name="Tabell8.A2" office:value-type="float" office:value="7">
            <text:p text:style-name="Table_20_Contents">7</text:p>
          </table:table-cell>
          <table:table-cell table:style-name="Tabell8.A2" office:value-type="float" office:value="4">
            <text:p text:style-name="Table_20_Contents">4</text:p>
          </table:table-cell>
          <table:table-cell table:style-name="Tabell8.A2" office:value-type="float" office:value="43556657734">
            <text:p text:style-name="Table_20_Contents">43556657734</text:p>
          </table:table-cell>
          <table:table-cell table:style-name="Tabell8.D2" office:value-type="float" office:value="3">
            <text:p text:style-name="Table_20_Contents">3</text:p>
          </table:table-cell>
        </table:table-row>
        <table:table-row>
          <table:table-cell table:style-name="Tabell8.A2" office:value-type="float" office:value="8">
            <text:p text:style-name="Table_20_Contents">8</text:p>
          </table:table-cell>
          <table:table-cell table:style-name="Tabell8.A2" office:value-type="float" office:value="4">
            <text:p text:style-name="Table_20_Contents">4</text:p>
          </table:table-cell>
          <table:table-cell table:style-name="Tabell8.C4" office:value-type="string">
            <text:p text:style-name="Table_20_Contents">hpom@fea.com</text:p>
          </table:table-cell>
          <table:table-cell table:style-name="Tabell8.D2" office:value-type="float" office:value="4">
            <text:p text:style-name="Table_20_Contents">4</text:p>
          </table:table-cell>
        </table:table-row>
        <table:table-row>
          <table:table-cell table:style-name="Tabell8.A2" office:value-type="float" office:value="9">
            <text:p text:style-name="Table_20_Contents">9</text:p>
          </table:table-cell>
          <table:table-cell table:style-name="Tabell8.A2" office:value-type="float" office:value="5">
            <text:p text:style-name="Table_20_Contents">5</text:p>
          </table:table-cell>
          <table:table-cell table:style-name="Tabell8.A2" office:value-type="float" office:value="788745643536">
            <text:p text:style-name="Table_20_Contents">788745643536</text:p>
          </table:table-cell>
          <table:table-cell table:style-name="Tabell8.D2" office:value-type="float" office:value="2">
            <text:p text:style-name="Table_20_Contents">2</text:p>
          </table:table-cell>
        </table:table-row>
      </table:table>
      <text:p text:style-name="Standard"/>
      <text:p text:style-name="Standard">Projekt</text:p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Table_20_Contents">ProjektID</text:p>
          </table:table-cell>
          <table:table-cell table:style-name="Tabell9.B1" office:value-type="string">
            <text:p text:style-name="Table_20_Contents">ProjektNamn</text:p>
          </table:table-cell>
        </table:table-row>
        <table:table-row>
          <table:table-cell table:style-name="Tabell9.A2" office:value-type="float" office:value="1">
            <text:p text:style-name="Table_20_Contents">1</text:p>
          </table:table-cell>
          <table:table-cell table:style-name="Tabell9.B2" office:value-type="string">
            <text:p text:style-name="Table_20_Contents">Sportsida</text:p>
          </table:table-cell>
        </table:table-row>
        <table:table-row>
          <table:table-cell table:style-name="Tabell9.A2" office:value-type="float" office:value="2">
            <text:p text:style-name="Table_20_Contents">2</text:p>
          </table:table-cell>
          <table:table-cell table:style-name="Tabell9.B2" office:value-type="string">
            <text:p text:style-name="Table_20_Contents">Nyhentsida</text:p>
          </table:table-cell>
        </table:table-row>
      </table:table>
      <text:p text:style-name="Standard"><text:line-break/>Resurser</text:p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Table_20_Contents">ResursID</text:p>
          </table:table-cell>
          <table:table-cell table:style-name="Tabell10.B1" office:value-type="string">
            <text:p text:style-name="Table_20_Contents">Resurs</text:p>
          </table:table-cell>
        </table:table-row>
        <table:table-row>
          <table:table-cell table:style-name="Tabell10.A2" office:value-type="float" office:value="1">
            <text:p text:style-name="Table_20_Contents">1</text:p>
          </table:table-cell>
          <table:table-cell table:style-name="Tabell10.B2" office:value-type="string">
            <text:p text:style-name="Table_20_Contents">Dator 1</text:p>
          </table:table-cell>
        </table:table-row>
        <table:table-row>
          <table:table-cell table:style-name="Tabell10.A2" office:value-type="float" office:value="2">
            <text:p text:style-name="Table_20_Contents">2</text:p>
          </table:table-cell>
          <table:table-cell table:style-name="Tabell10.B2" office:value-type="string">
            <text:p text:style-name="Table_20_Contents">Dator 2</text:p>
          </table:table-cell>
        </table:table-row>
        <table:table-row>
          <table:table-cell table:style-name="Tabell10.A2" office:value-type="float" office:value="3">
            <text:p text:style-name="Table_20_Contents">3</text:p>
          </table:table-cell>
          <table:table-cell table:style-name="Tabell10.B2" office:value-type="string">
            <text:p text:style-name="Table_20_Contents">Dator 3</text:p>
          </table:table-cell>
        </table:table-row>
        <table:table-row>
          <table:table-cell table:style-name="Tabell10.A2" office:value-type="float" office:value="4">
            <text:p text:style-name="Table_20_Contents">4</text:p>
          </table:table-cell>
          <table:table-cell table:style-name="Tabell10.B2" office:value-type="string">
            <text:p text:style-name="Table_20_Contents">Bil 1</text:p>
          </table:table-cell>
        </table:table-row>
      </table:table>
      <text:p text:style-name="Standard"/>
      <text:p text:style-name="Standard">Arbete</text:p>
      <table:table table:name="Tabell11" table:style-name="Tabell11">
        <table:table-column table:style-name="Tabell11.A" table:number-columns-repeated="6"/>
        <table:table-row>
          <table:table-cell table:style-name="Tabell11.A1" office:value-type="string">
            <text:p text:style-name="Table_20_Contents">ArbetsID</text:p>
          </table:table-cell>
          <table:table-cell table:style-name="Tabell11.A1" office:value-type="string">
            <text:p text:style-name="Table_20_Contents">PersonID</text:p>
          </table:table-cell>
          <table:table-cell table:style-name="Tabell11.A1" office:value-type="string">
            <text:p text:style-name="Table_20_Contents">ProjektID</text:p>
          </table:table-cell>
          <table:table-cell table:style-name="Tabell11.A1" office:value-type="string">
            <text:p text:style-name="Table_20_Contents">ResursID</text:p>
          </table:table-cell>
          <table:table-cell table:style-name="Tabell11.A1" office:value-type="string">
            <text:p text:style-name="Table_20_Contents">ArbetsStart</text:p>
          </table:table-cell>
          <table:table-cell table:style-name="Tabell11.F1" office:value-type="string">
            <text:p text:style-name="Table_20_Contents">ArbetsStop</text:p>
          </table:table-cell>
        </table:table-row>
        <table:table-row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E2" office:value-type="date" office:date-value="2014-08-01">
            <text:p text:style-name="Table_20_Contents">14-08-01</text:p>
          </table:table-cell>
          <table:table-cell table:style-name="Tabell11.F2" office:value-type="date" office:date-value="2014-08-30">
            <text:p text:style-name="Table_20_Contents">14-08-30</text:p>
          </table:table-cell>
        </table:table-row>
        <table:table-row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E2" office:value-type="date" office:date-value="2014-08-01">
            <text:p text:style-name="Table_20_Contents">14-08-01</text:p>
          </table:table-cell>
          <table:table-cell table:style-name="Tabell11.F2" office:value-type="date" office:date-value="2014-08-30">
            <text:p text:style-name="Table_20_Contents">14-08-30</text:p>
          </table:table-cell>
        </table:table-row>
        <table:table-row>
          <table:table-cell table:style-name="Tabell11.A2" office:value-type="float" office:value="3">
            <text:p text:style-name="Table_20_Contents">3</text:p>
          </table:table-cell>
          <table:table-cell table:style-name="Tabell11.A2" office:value-type="float" office:value="5">
            <text:p text:style-name="Table_20_Contents">5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E2" office:value-type="date" office:date-value="2014-09-01">
            <text:p text:style-name="Table_20_Contents">14-09-01</text:p>
          </table:table-cell>
          <table:table-cell table:style-name="Tabell11.F2" office:value-type="date" office:date-value="2014-09-20">
            <text:p text:style-name="Table_20_Contents">14-09-20</text:p>
          </table:table-cell>
        </table:table-row>
        <table:table-row>
          <table:table-cell table:style-name="Tabell11.A2" office:value-type="float" office:value="4">
            <text:p text:style-name="Table_20_Contents">4</text:p>
          </table:table-cell>
          <table:table-cell table:style-name="Tabell11.A2" office:value-type="float" office:value="3">
            <text:p text:style-name="Table_20_Contents">3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4">
            <text:p text:style-name="Table_20_Contents">4</text:p>
          </table:table-cell>
          <table:table-cell table:style-name="Tabell11.E2" office:value-type="date" office:date-value="2014-09-21">
            <text:p text:style-name="Table_20_Contents">14-09-21</text:p>
          </table:table-cell>
          <table:table-cell table:style-name="Tabell11.F2" office:value-type="date" office:date-value="2014-09-22">
            <text:p text:style-name="Table_20_Contents">14-09-22</text:p>
          </table:table-cell>
        </table:table-row>
        <table:table-row>
          <table:table-cell table:style-name="Tabell11.A2" office:value-type="float" office:value="5">
            <text:p text:style-name="Table_20_Contents">5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E2" office:value-type="date" office:date-value="2014-10-01">
            <text:p text:style-name="Table_20_Contents">14-10-01</text:p>
          </table:table-cell>
          <table:table-cell table:style-name="Tabell11.F2" office:value-type="date" office:date-value="2014-12-21">
            <text:p text:style-name="Table_20_Contents">14-12-21</text:p>
          </table:table-cell>
        </table:table-row>
        <table:table-row>
          <table:table-cell table:style-name="Tabell11.A2" office:value-type="float" office:value="6">
            <text:p text:style-name="Table_20_Contents">6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1">
            <text:p text:style-name="Table_20_Contents">1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E2" office:value-type="date" office:date-value="2014-09-23">
            <text:p text:style-name="Table_20_Contents">14-09-23</text:p>
          </table:table-cell>
          <table:table-cell table:style-name="Tabell11.F2" office:value-type="date" office:date-value="2014-11-30">
            <text:p text:style-name="Table_20_Contents">14-11-30</text:p>
          </table:table-cell>
        </table:table-row>
        <table:table-row>
          <table:table-cell table:style-name="Tabell11.A2" office:value-type="float" office:value="7">
            <text:p text:style-name="Table_20_Contents">7</text:p>
          </table:table-cell>
          <table:table-cell table:style-name="Tabell11.A2" office:value-type="float" office:value="4">
            <text:p text:style-name="Table_20_Contents">4</text:p>
          </table:table-cell>
          <table:table-cell table:style-name="Tabell11.A2" office:value-type="float" office:value="2">
            <text:p text:style-name="Table_20_Contents">2</text:p>
          </table:table-cell>
          <table:table-cell table:style-name="Tabell11.A2" office:value-type="float" office:value="3">
            <text:p text:style-name="Table_20_Contents">3</text:p>
          </table:table-cell>
          <table:table-cell table:style-name="Tabell11.E2" office:value-type="date" office:date-value="2014-10-01">
            <text:p text:style-name="Table_20_Contents">14-10-01</text:p>
          </table:table-cell>
          <table:table-cell table:style-name="Tabell11.F2" office:value-type="date" office:date-value="2014-12-21">
            <text:p text:style-name="Table_20_Contents">14-12-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2-05T21:27:05.77</meta:creation-date>
    <dc:date>2014-02-06T02:26:29.65</dc:date>
    <dc:creator>Sebastian Svensson</dc:creator>
    <meta:editing-duration>PT4H59M18S</meta:editing-duration>
    <meta:editing-cycles>17</meta:editing-cycles>
    <meta:generator>OpenOffice.org/3.3$Win32 OpenOffice.org_project/330m20$Build-9567</meta:generator>
    <meta:document-statistic meta:table-count="11" meta:image-count="0" meta:object-count="0" meta:page-count="4" meta:paragraph-count="257" meta:word-count="308" meta:character-count="1493"/>
  </office:meta>
</office:document-meta>
</file>